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36pt" officeooo:rsid="0016b49d" officeooo:paragraph-rsid="0016b49d" style:font-size-asian="31.5pt" style:font-size-complex="36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4pt" officeooo:paragraph-rsid="0016b49d" style:font-size-asian="14pt" style:font-size-complex="14pt"/>
    </style:style>
    <style:style style:name="P4" style:family="paragraph" style:parent-style-name="Text_20_body">
      <style:text-properties officeooo:paragraph-rsid="0016b49d"/>
    </style:style>
    <style:style style:name="P5" style:family="paragraph" style:parent-style-name="Standard">
      <style:text-properties fo:font-size="36pt" officeooo:rsid="0016b49d" officeooo:paragraph-rsid="0016b49d" style:font-size-asian="31.5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officeooo:rsid="0016b49d"/>
    </style:style>
    <style:style style:name="T3" style:family="text">
      <style:text-properties officeooo:rsid="00184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Department of Physical Education</text:span></text:p>
      <text:p text:style-name="P2"><text:span text:style-name="Strong_20_Emphasis"><text:span text:style-name="T1"><text:s/>Topic: Fitness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Submitted by, <text:s text:c="69"/><text:span text:style-name="T2">Submitted to,</text:span> <text:s text:c="52"/></text:p>
      <text:p text:style-name="P3">S<text:span text:style-name="T3">hreekanth</text:span>,<text:tab/><text:tab/><text:tab/><text:tab/><text:tab/><text:tab/><text:tab/> <text:s text:c="10"/><text:span text:style-name="T2">Mr Ganesh,</text:span></text:p>
      <text:p text:style-name="P3">4RA22CS09<text:span text:style-name="T3">5</text:span><text:tab/><text:tab/><text:tab/><text:tab/><text:tab/><text:tab/><text:tab/> <text:span text:style-name="T2">Assist Director,</text:span></text:p>
      <text:p text:style-name="P3">CS&amp;E, 'B' sec, <text:tab/><text:tab/><text:tab/><text:tab/><text:tab/><text:tab/><text:tab/><text:span text:style-name="T2">PE Department</text:span></text:p>
      <text:p text:style-name="P3">RIT, Hassan.<text:tab/><text:tab/><text:tab/><text:tab/><text:tab/><text:tab/><text:tab/><text:span text:style-name="T2">RIT,Hassan</text:span>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23:05:15.084522363</meta:creation-date>
    <dc:date>2024-12-12T23:09:52.541616367</dc:date>
    <meta:editing-duration>PT4M37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7" meta:word-count="24" meta:character-count="333" meta:non-whitespace-character-count="156"/>
  </office:meta>
</office:document-meta>
</file>